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center" style:justify-single-word="false"/>
      <style:text-properties fo:language="es" fo:country="ES" officeooo:rsid="0014368f" officeooo:paragraph-rsid="0014368f"/>
    </style:style>
    <style:style style:name="P2" style:family="paragraph" style:parent-style-name="Text_20_body" style:list-style-name="L1">
      <style:paragraph-properties fo:text-align="start" style:justify-single-word="false"/>
      <style:text-properties officeooo:paragraph-rsid="0014368f"/>
    </style:style>
    <style:style style:name="P3" style:family="paragraph" style:parent-style-name="Standard">
      <style:paragraph-properties fo:text-align="start" style:justify-single-word="false"/>
      <style:text-properties fo:color="#cccccc" loext:opacity="100%" officeooo:paragraph-rsid="0014368f" fo:background-color="#1f1f1f"/>
    </style:style>
    <style:style style:name="P4" style:family="paragraph" style:parent-style-name="Text_20_body">
      <style:paragraph-properties fo:text-align="start" style:justify-single-word="false"/>
      <style:text-properties officeooo:paragraph-rsid="0014368f"/>
    </style:style>
    <style:style style:name="P5"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6" style:family="paragraph" style:parent-style-name="Standard">
      <style:paragraph-properties fo:text-align="start" style:justify-single-word="false"/>
      <style:text-properties fo:color="#cccccc" loext:opacity="100%" style:font-name="Consolas" fo:font-size="10.5pt" fo:font-weight="normal" officeooo:paragraph-rsid="0014368f" fo:background-color="#1f1f1f"/>
    </style:style>
    <style:style style:name="P7"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8" style:family="paragraph" style:parent-style-name="Text_20_body" style:list-style-name="L1">
      <style:paragraph-properties fo:text-align="start" style:justify-single-word="false"/>
      <style:text-properties officeooo:paragraph-rsid="0015eed8"/>
    </style:style>
    <style:style style:name="P9" style:family="paragraph" style:parent-style-name="Text_20_body">
      <style:paragraph-properties fo:text-align="start" style:justify-single-word="false"/>
      <style:text-properties officeooo:paragraph-rsid="0015eed8"/>
    </style:style>
    <style:style style:name="T1" style:family="text">
      <style:text-properties style:font-name="Consolas" fo:font-size="10.5pt" fo:font-weight="normal"/>
    </style:style>
    <style:style style:name="T2" style:family="text">
      <style:text-properties fo:color="#569cd6" loext:opacity="100%" style:font-name="Consolas" fo:font-size="10.5pt" fo:font-weight="normal" fo:background-color="#1f1f1f" loext:char-shading-value="0"/>
    </style:style>
    <style:style style:name="T3" style:family="text">
      <style:text-properties fo:color="#cccccc" loext:opacity="100%" style:font-name="Consolas" fo:font-size="10.5pt" fo:font-weight="normal" fo:background-color="#1f1f1f" loext:char-shading-value="0"/>
    </style:style>
    <style:style style:name="T4" style:family="text">
      <style:text-properties fo:color="#dcdcaa" loext:opacity="100%" style:font-name="Consolas" fo:font-size="10.5pt" fo:font-weight="normal" fo:background-color="#1f1f1f" loext:char-shading-value="0"/>
    </style:style>
    <style:style style:name="T5" style:family="text">
      <style:text-properties fo:color="#b5cea8" loext:opacity="100%" style:font-name="Consolas" fo:font-size="10.5pt" fo:font-weight="normal" fo:background-color="#1f1f1f" loext:char-shading-value="0"/>
    </style:style>
    <style:style style:name="T6" style:family="text">
      <style:text-properties fo:color="#d4d4d4" loext:opacity="100%" style:font-name="Consolas" fo:font-size="10.5pt" fo:font-weight="normal" fo:background-color="#1f1f1f" loext:char-shading-value="0"/>
    </style:style>
    <style:style style:name="T7" style:family="text">
      <style:text-properties fo:color="#569cd6" loext:opacity="100%"/>
    </style:style>
    <style:style style:name="T8" style:family="text">
      <style:text-properties fo:color="#d4d4d4" loext:opacity="100%"/>
    </style:style>
    <style:style style:name="T9" style:family="text">
      <style:text-properties fo:color="#ce9178" loext:opacity="100%"/>
    </style:style>
    <style:style style:name="T10" style:family="text">
      <style:text-properties fo:color="#dcdcaa" loext:opacity="100%"/>
    </style:style>
    <style:style style:name="T11" style:family="text">
      <style:text-properties fo:color="#b5cea8" loext:opacity="100%"/>
    </style:style>
    <style:style style:name="T12" style:family="text">
      <style:text-properties fo:color="#569cd6" loext:opacity="100%" style:font-name="Consolas" fo:font-size="10.5pt" fo:font-weight="normal"/>
    </style:style>
    <style:style style:name="T13" style:family="text">
      <style:text-properties fo:color="#ce9178" loext:opacity="100%" style:font-name="Consolas" fo:font-size="10.5pt" fo:font-weight="normal"/>
    </style:style>
    <style:style style:name="T14" style:family="text">
      <style:text-properties fo:color="#d4d4d4" loext:opacity="100%" style:font-name="Consolas" fo:font-size="10.5pt" fo:font-weight="normal"/>
    </style:style>
    <style:style style:name="T15" style:family="text">
      <style:text-properties fo:color="#b5cea8" loext:opacity="100%" style:font-name="Consolas" fo:font-size="10.5pt" fo:font-weight="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osible examen base de datos</text:h>
      <text:list text:style-name="L1">
        <text:list-item>
          <text:p text:style-name="P2">Muestra el nombre de empleado, el número de departamento y la extensión telefónica de los empleados que no trabajan en Atocha(subcconsulta).</text:p>
        </text:list-item>
      </text:list>
      <text:p text:style-name="P3"><text:span text:style-name="T1">SELECT nomem AS nombre_empleado, numde AS numero_departamento, extel AS extension_tel</text:span></text:p>
      <text:p text:style-name="P3"><text:span text:style-name="T1">FROM temple </text:span></text:p>
      <text:p text:style-name="P3"><text:span text:style-name="T1">WHERE numde IN (SELECT numde</text:span></text:p>
      <text:p text:style-name="P3"><text:span text:style-name="T1"><text:tab/><text:tab/><text:tab/>FROM tdepto</text:span></text:p>
      <text:p text:style-name="P3"><text:span text:style-name="T1"><text:tab/><text:tab/><text:tab/><text:tab/>WHERE numce IN (SELECT numce</text:span></text:p>
      <text:p text:style-name="P3"><text:span text:style-name="T1"><text:tab/><text:tab/><text:tab/><text:tab/><text:tab/><text:tab/><text:tab/>FROM tcentr</text:span></text:p>
      <text:p text:style-name="P3"><text:span text:style-name="T1"><text:tab/><text:tab/><text:tab/><text:tab/><text:tab/><text:tab/><text:tab/>WHERE senas LIKE '%ATOCHA%'));</text:span></text:p>
      <text:p text:style-name="P4"/>
      <text:list text:continue-numbering="true" text:style-name="L1">
        <text:list-item>
          <text:p text:style-name="P2">Muestra el nombre de centro, el nombre de departamento, el numero de empleados que trabajen en ese departamento de aquellos departamentos que no estén en Alcalá (en BBDD Alcala) Ponle alias alas columnas.</text:p>
        </text:list-item>
      </text:list>
      <text:p text:style-name="P4"><text:span text:style-name="T2">SELECT</text:span><text:span text:style-name="T3"> tc.NUMCE </text:span><text:span text:style-name="T2">AS</text:span><text:span text:style-name="T3"> numero_centro, td.NUMDE </text:span><text:span text:style-name="T2">AS</text:span><text:span text:style-name="T3"> nombre_departamento, </text:span><text:span text:style-name="T2">ifnull</text:span><text:span text:style-name="T3">(</text:span><text:span text:style-name="T4">count</text:span><text:span text:style-name="T3">(te.NUMEM),</text:span><text:span text:style-name="T5">0</text:span><text:span text:style-name="T3">) </text:span><text:span text:style-name="T2">AS</text:span><text:span text:style-name="T3"> numero_empleado</text:span></text:p>
      <text:p text:style-name="P4"><text:span text:style-name="T2">FROM</text:span><text:span text:style-name="T3"> tcentr tc </text:span><text:span text:style-name="T2">JOIN</text:span><text:span text:style-name="T3"> tdepto td </text:span><text:span text:style-name="T2">ON</text:span><text:span text:style-name="T3"> tc.NUMCE </text:span><text:span text:style-name="T6">=</text:span><text:span text:style-name="T3"> td.NUMCE</text:span></text:p>
      <text:p text:style-name="P4"><text:span text:style-name="T3"><text:tab/></text:span><text:span text:style-name="T2">left JOIN</text:span><text:span text:style-name="T3"> temple te </text:span><text:span text:style-name="T2">ON</text:span><text:span text:style-name="T3"> td.NUMDE </text:span><text:span text:style-name="T6">=</text:span><text:span text:style-name="T3"> te.NUMEM</text:span></text:p>
      <text:p text:style-name="P5"><text:span text:style-name="T7">WHERE</text:span> tc.SENAS <text:span text:style-name="T8">!=</text:span> <text:span text:style-name="T9">'ALCALA%'</text:span></text:p>
      <text:p text:style-name="P5"><text:span text:style-name="T7">GROUP BY</text:span> tc.NUMCE, td.NUMDE;</text:p>
      <text:p text:style-name="P5"/>
      <text:list text:continue-numbering="true" text:style-name="L1">
        <text:list-item>
          <text:p text:style-name="P2">Modifica el ejercicio anterior para que muestre también los centros donde no hay deoartamentos ni empleados</text:p>
        </text:list-item>
      </text:list>
      <text:p text:style-name="P5"><text:span text:style-name="T7">SELECT</text:span> tc.NUMCE <text:span text:style-name="T7">AS</text:span> numero_centro, td.NUMDE <text:span text:style-name="T7">AS</text:span> nombre_departamento, <text:span text:style-name="T7">ifnull</text:span>(<text:span text:style-name="T10">count</text:span>(te.NUMEM),<text:span text:style-name="T11">0</text:span>) <text:span text:style-name="T7">AS</text:span> numero_empleado</text:p>
      <text:p text:style-name="P5"><text:span text:style-name="T7">FROM</text:span> tcentr tc <text:span text:style-name="T7">left JOIN</text:span> tdepto td <text:span text:style-name="T7">ON</text:span> tc.NUMCE <text:span text:style-name="T8">=</text:span> td.NUMCE</text:p>
      <text:p text:style-name="P5"><text:span text:style-name="T7">left JOIN</text:span> temple te <text:span text:style-name="T7">ON</text:span> td.NUMDE <text:span text:style-name="T8">=</text:span> te.NUMEM</text:p>
      <text:p text:style-name="P5"><text:span text:style-name="T7">WHERE</text:span> tc.SENAS <text:span text:style-name="T8">!=</text:span> <text:span text:style-name="T9">'ALCALA%'</text:span></text:p>
      <text:p text:style-name="P5"><text:span text:style-name="T7">GROUP BY</text:span> tc.NUMCE, td.NUMDE;</text:p>
      <text:p text:style-name="P4"/>
      <text:list text:continue-numbering="true" text:style-name="L1">
        <text:list-item>
          <text:p text:style-name="P2">Muestra el nombre de los jefes que trabajan en la sede central y que no tienen hijos(subconsulta)</text:p>
        </text:list-item>
      </text:list>
      <text:p text:style-name="P6"><text:span text:style-name="T7">SELECT</text:span> nomem <text:span text:style-name="T7">AS</text:span> jefe</text:p>
      <text:p text:style-name="P5"><text:span text:style-name="T7">FROM</text:span> temple </text:p>
      <text:p text:style-name="P5"><text:span text:style-name="T7">WHERE</text:span> numhi <text:span text:style-name="T7">LIKE</text:span> <text:span text:style-name="T11">0</text:span> <text:span text:style-name="T7">and</text:span> numem <text:span text:style-name="T7">IN</text:span> (<text:span text:style-name="T7">SELECT</text:span> direc</text:p>
      <text:p text:style-name="P7">                                        <text:tab/><text:tab/><text:tab/><text:span text:style-name="T12">FROM</text:span><text:span text:style-name="T1"> tdepto</text:span></text:p>
      <text:p text:style-name="P7">                                        <text:tab/><text:tab/><text:tab/><text:span text:style-name="T12">WHERE</text:span><text:span text:style-name="T1"> numce </text:span><text:span text:style-name="T12">IN</text:span><text:span text:style-name="T1"> (</text:span><text:span text:style-name="T12">SELECT</text:span><text:span text:style-name="T1"> numce</text:span></text:p>
      <text:p text:style-name="P7">                                                                <text:tab/><text:tab/><text:tab/><text:tab/><text:span text:style-name="T12">FROM</text:span><text:span text:style-name="T1"> tcentr</text:span></text:p>
      <text:p text:style-name="P7">                                                                <text:tab/><text:tab/><text:tab/><text:tab/><text:span text:style-name="T12">WHERE</text:span><text:span text:style-name="T1"> nomce </text:span><text:span text:style-name="T12">LIKE</text:span><text:span text:style-name="T1"> </text:span><text:span text:style-name="T13">'SEDE CENTRAL'</text:span><text:span text:style-name="T1">)); </text:span></text:p>
      <text:p text:style-name="P4"/>
      <text:p text:style-name="P4"><text:soft-page-break/></text:p>
      <text:list text:continue-numbering="true" text:style-name="L1">
        <text:list-item>
          <text:p text:style-name="P8">Muestra el nombre de jefe y el numero de departamento de aquellos jefes que dependen de otros departamentos cuyos empleados ganan menos que los empleados que trabajan en el departamento del no depende nadie(subconsulta)<text:line-break/></text:p>
        </text:list-item>
      </text:list>
      <text:p text:style-name="P9"><text:span text:style-name="T2">SELECT DISTINCT</text:span><text:span text:style-name="T3"> (</text:span><text:span text:style-name="T2">select</text:span><text:span text:style-name="T3"> nomem </text:span><text:span text:style-name="T2">FROM</text:span><text:span text:style-name="T3"> temple </text:span><text:span text:style-name="T2">WHERE</text:span><text:span text:style-name="T3"> d.direc </text:span><text:span text:style-name="T6">=</text:span><text:span text:style-name="T3"> numem) </text:span><text:span text:style-name="T2">AS</text:span><text:span text:style-name="T3"> jefe</text:span></text:p>
      <text:p text:style-name="P9"><text:span text:style-name="T2">FROM</text:span><text:span text:style-name="T3"> tdepto d</text:span></text:p>
      <text:p text:style-name="P5"><text:span text:style-name="T7">WHERE</text:span> d.numce <text:span text:style-name="T7">IN</text:span> (<text:span text:style-name="T7">SELECT</text:span> numce</text:p>
      <text:p text:style-name="P7">                    <text:tab/><text:tab/><text:span text:style-name="T12">FROM</text:span><text:span text:style-name="T1"> tcentr</text:span></text:p>
      <text:p text:style-name="P7">                    <text:tab/><text:tab/><text:span text:style-name="T12">WHERE</text:span><text:span text:style-name="T1"> nomce </text:span><text:span text:style-name="T12">LIKE</text:span><text:span text:style-name="T1"> </text:span><text:span text:style-name="T13">'SEDE CENTRAL'</text:span><text:span text:style-name="T1">) </text:span><text:span text:style-name="T12">AND</text:span><text:span text:style-name="T1"> d.direc </text:span><text:span text:style-name="T12">IN</text:span><text:span text:style-name="T1"> (</text:span><text:span text:style-name="T12">SELECT</text:span><text:span text:style-name="T1"> numem</text:span></text:p>
      <text:p text:style-name="P7">                                                                                    <text:tab/><text:tab/><text:tab/><text:tab/><text:span text:style-name="T12">FROM</text:span><text:span text:style-name="T1"> temple</text:span></text:p>
      <text:p text:style-name="P7">                                                                                    <text:tab/><text:tab/><text:tab/><text:tab/><text:span text:style-name="T12">WHERE</text:span><text:span text:style-name="T1"> numhi </text:span><text:span text:style-name="T14">=</text:span><text:span text:style-name="T1"> </text:span><text:span text:style-name="T15">0</text:span><text:span text:style-name="T1">);</text:span></text:p>
      <text:list text:continue-numbering="true" text:style-name="L1">
        <text:list-header>
          <text:p text:style-name="P2"/>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0T16:55:08.469000000</meta:creation-date>
    <dc:date>2025-03-20T17:11:22.271000000</dc:date>
    <meta:editing-duration>PT2M36S</meta:editing-duration>
    <meta:editing-cycles>1</meta:editing-cycles>
    <meta:document-statistic meta:table-count="0" meta:image-count="0" meta:object-count="0" meta:page-count="2" meta:paragraph-count="37" meta:word-count="301" meta:character-count="2377" meta:non-whitespace-character-count="1650"/>
    <meta:generator>LibreOffice/24.8.5.2$Windows_X86_64 LibreOffice_project/fddf2685c70b461e7832239a0162a77216259f22</meta:generator>
  </office:meta>
</office:document-meta>
</file>